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7" table:default-cell-style-name="ce24"/>
        <table:table-column table:style-name="co5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7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5" table:number-columns-repeated="2" table:default-cell-style-name="ce24"/>
        <table:table-column table:style-name="co11" table:default-cell-style-name="ce24"/>
        <table:table-column table:style-name="co10" table:default-cell-style-name="ce24"/>
        <table:table-column table:style-name="co14" table:default-cell-style-name="ce24"/>
        <table:table-column table:style-name="co11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1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4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0" office:value-type="string" calcext:value-type="string">
            <text:p>-301.55 </text:p>
          </table:table-cell>
          <table:table-cell table:number-columns-repeated="5"/>
          <table:table-cell table:style-name="ce4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4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40" office:value-type="string" calcext:value-type="string">
            <text:p>-14736.63</text:p>
          </table:table-cell>
          <table:table-cell/>
          <table:table-cell table:style-name="ce40" office:value-type="string" calcext:value-type="string">
            <text:p>-3228.5</text:p>
          </table:table-cell>
          <table:table-cell/>
          <table:table-cell table:style-name="ce4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0" office:value-type="string" calcext:value-type="string">
            <text:p>-623</text:p>
          </table:table-cell>
          <table:table-cell table:style-name="ce40" office:value-type="string" calcext:value-type="string">
            <text:p>-960.85</text:p>
          </table:table-cell>
          <table:table-cell table:style-name="ce4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number-columns-repeated="10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2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6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4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6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2" table:number-columns-repeated="2"/>
          <table:table-cell table:style-name="ce28"/>
          <table:table-cell table:style-name="ce45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4"/>
        <table:table-column table:style-name="co54" table:default-cell-style-name="ce24"/>
        <table:table-column table:style-name="co47" table:default-cell-style-name="ce24"/>
        <table:table-column table:style-name="co55" table:default-cell-style-name="ce24"/>
        <table:table-column table:style-name="co22" table:number-columns-repeated="1020" table:default-cell-style-name="ce24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59" table:default-cell-style-name="ce24"/>
        <table:table-column table:style-name="co34" table:default-cell-style-name="ce24"/>
        <table:table-column table:style-name="co60" table:default-cell-style-name="ce24"/>
        <table:table-column table:style-name="co29" table:default-cell-style-name="ce24"/>
        <table:table-column table:style-name="co31" table:default-cell-style-name="ce24"/>
        <table:table-column table:style-name="co60" table:default-cell-style-name="ce24"/>
        <table:table-column table:style-name="co36" table:default-cell-style-name="ce24"/>
        <table:table-column table:style-name="co28" table:default-cell-style-name="ce24"/>
        <table:table-column table:style-name="co59" table:default-cell-style-name="ce24"/>
        <table:table-column table:style-name="co35" table:default-cell-style-name="ce24"/>
        <table:table-column table:style-name="co41" table:default-cell-style-name="ce24"/>
        <table:table-column table:style-name="co60" table:default-cell-style-name="ce24"/>
        <table:table-column table:style-name="co35" table:default-cell-style-name="ce24"/>
        <table:table-column table:style-name="co38" table:default-cell-style-name="ce24"/>
        <table:table-column table:style-name="co61" table:default-cell-style-name="ce24"/>
        <table:table-column table:style-name="co36" table:default-cell-style-name="ce24"/>
        <table:table-column table:style-name="co57" table:default-cell-style-name="ce24"/>
        <table:table-column table:style-name="co62" table:default-cell-style-name="ce24"/>
        <table:table-column table:style-name="co63" table:default-cell-style-name="ce24"/>
        <table:table-column table:style-name="co12" table:default-cell-style-name="ce24"/>
        <table:table-column table:style-name="co35" table:default-cell-style-name="ce24"/>
        <table:table-column table:style-name="co12" table:default-cell-style-name="ce24"/>
        <table:table-column table:style-name="co35" table:default-cell-style-name="ce24"/>
        <table:table-column table:style-name="co29" table:default-cell-style-name="ce24"/>
        <table:table-column table:style-name="co64" table:default-cell-style-name="ce24"/>
        <table:table-column table:style-name="co29" table:default-cell-style-name="ce24"/>
        <table:table-column table:style-name="co65" table:default-cell-style-name="ce24"/>
        <table:table-column table:style-name="co66" table:default-cell-style-name="ce24"/>
        <table:table-column table:style-name="co35" table:default-cell-style-name="ce24"/>
        <table:table-column table:style-name="co48" table:default-cell-style-name="ce24"/>
        <table:table-column table:style-name="co67" table:default-cell-style-name="ce24"/>
        <table:table-column table:style-name="co45" table:default-cell-style-name="ce24"/>
        <table:table-column table:style-name="co68" table:default-cell-style-name="ce24"/>
        <table:table-column table:style-name="co69" table:default-cell-style-name="ce24"/>
        <table:table-column table:style-name="co70" table:default-cell-style-name="ce24"/>
        <table:table-column table:style-name="co49" table:default-cell-style-name="ce24"/>
        <table:table-column table:style-name="co71" table:default-cell-style-name="ce24"/>
        <table:table-column table:style-name="co72" table:default-cell-style-name="ce24"/>
        <table:table-column table:style-name="co71" table:default-cell-style-name="ce24"/>
        <table:table-column table:style-name="co73" table:default-cell-style-name="ce24"/>
        <table:table-column table:style-name="co45" table:default-cell-style-name="ce24"/>
        <table:table-column table:style-name="co74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82" table:default-cell-style-name="ce24"/>
        <table:table-column table:style-name="co76" table:default-cell-style-name="ce24"/>
        <table:table-column table:style-name="co83" table:default-cell-style-name="ce24"/>
        <table:table-column table:style-name="co84" table:number-columns-repeated="2" table:default-cell-style-name="ce24"/>
        <table:table-column table:style-name="co29" table:default-cell-style-name="ce24"/>
        <table:table-column table:style-name="co76" table:default-cell-style-name="ce24"/>
        <table:table-column table:style-name="co84" table:default-cell-style-name="ce24"/>
        <table:table-column table:style-name="co28" table:default-cell-style-name="ce24"/>
        <table:table-column table:style-name="co85" table:default-cell-style-name="ce24"/>
        <table:table-column table:style-name="co86" table:default-cell-style-name="ce24"/>
        <table:table-column table:style-name="co79" table:default-cell-style-name="ce24"/>
        <table:table-column table:style-name="co77" table:default-cell-style-name="ce24"/>
        <table:table-column table:style-name="co85" table:default-cell-style-name="ce24"/>
        <table:table-column table:style-name="co87" table:default-cell-style-name="ce24"/>
        <table:table-column table:style-name="co88" table:default-cell-style-name="ce24"/>
        <table:table-column table:style-name="co85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92" table:default-cell-style-name="ce24"/>
        <table:table-column table:style-name="co85" table:default-cell-style-name="ce24"/>
        <table:table-column table:style-name="co93" table:default-cell-style-name="ce24"/>
        <table:table-column table:style-name="co94" table:number-columns-repeated="2" table:default-cell-style-name="ce24"/>
        <table:table-column table:style-name="co95" table:default-cell-style-name="ce24"/>
        <table:table-column table:style-name="co96" table:default-cell-style-name="ce24"/>
        <table:table-column table:style-name="co78" table:default-cell-style-name="ce24"/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85" table:number-columns-repeated="2" table:default-cell-style-name="ce24"/>
        <table:table-column table:style-name="co99" table:default-cell-style-name="ce24"/>
        <table:table-column table:style-name="co87" table:default-cell-style-name="ce24"/>
        <table:table-column table:style-name="co80" table:default-cell-style-name="ce24"/>
        <table:table-column table:style-name="co89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4"/>
        <table:table-column table:style-name="co101" table:default-cell-style-name="ce24"/>
        <table:table-column table:style-name="co102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.00.0000</text:date>, <text:time style:data-style-name="N2" text:time-value="17:57:50.3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6T17:04:00.066000000</dc:date>
    <meta:editing-duration>P9DT14H28M51S</meta:editing-duration>
    <meta:editing-cycles>4222</meta:editing-cycles>
    <meta:document-statistic meta:table-count="6" meta:cell-count="11633" meta:object-count="0"/>
    <meta:user-defined meta:name="qrichtext">1</meta:user-defined>
  </office:meta>
</office:document-meta>
</file>